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7000001CE90D75214D0FA4DC5.png" manifest:media-type="image/png"/>
  <manifest:file-entry manifest:full-path="Pictures/1000020100000267000001CEA47CF6076AFF990D.png" manifest:media-type="image/png"/>
  <manifest:file-entry manifest:full-path="Pictures/10009EC700003F9C00002FBCA327850266625C9D.svg" manifest:media-type="image/svg+xml"/>
  <manifest:file-entry manifest:full-path="Pictures/10008E4900003F9C00002FBCF7B87D0137E230DD.svg" manifest:media-type="image/svg+xml"/>
  <manifest:file-entry manifest:full-path="Pictures/1000020100000267000001CE43BE2E326420EA7F.png" manifest:media-type="image/png"/>
  <manifest:file-entry manifest:full-path="Pictures/1000ADBE00003F9C00002FBC962E59B29EFE5D87.svg" manifest:media-type="image/svg+xml"/>
  <manifest:file-entry manifest:full-path="Pictures/1000020100000267000001CE0E0E1D1FCC3C5AD7.png" manifest:media-type="image/png"/>
  <manifest:file-entry manifest:full-path="Pictures/1000020100000267000001CE428BF39500B10B76.png" manifest:media-type="image/png"/>
  <manifest:file-entry manifest:full-path="Pictures/1000CE8900003F9C00002FBC995A316D4ABDEDC0.svg" manifest:media-type="image/svg+xml"/>
  <manifest:file-entry manifest:full-path="Pictures/1000AFD100003F9C00002FBC13E10929C81D1529.svg" manifest:media-type="image/svg+xml"/>
  <manifest:file-entry manifest:full-path="Pictures/1000C32F00003F9C00002FBCA9DF6074B619E573.svg" manifest:media-type="image/svg+xml"/>
  <manifest:file-entry manifest:full-path="Pictures/1000986200003F9C00002FBCB7662CACE0A4C3FB.svg" manifest:media-type="image/svg+xml"/>
  <manifest:file-entry manifest:full-path="Pictures/1000020100000267000001CE016833FA2650BD6E.png" manifest:media-type="image/png"/>
  <manifest:file-entry manifest:full-path="Pictures/1000A9B600003F9C00002FBC6EE7436F524FC501.svg" manifest:media-type="image/svg+xml"/>
  <manifest:file-entry manifest:full-path="Pictures/1000020100000267000001CEDEB87F96F059F759.png" manifest:media-type="image/png"/>
  <manifest:file-entry manifest:full-path="Pictures/1000020100000267000001CEB3E6F0C584A38C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g>
              <draw:frame draw:style-name="gr1" draw:text-style-name="P1" draw:layer="layout" svg:width="16.283cm" svg:height="12.219cm" svg:x="-1.58cm" svg:y="-6.459cm">
                <draw:image xlink:href="Pictures/1000CE8900003F9C00002FBC995A316D4ABDEDC0.svg" xlink:type="simple" xlink:show="embed" xlink:actuate="onLoad">
                  <text:p/>
                </draw:image>
                <draw:image xlink:href="Pictures/1000020100000267000001CE428BF39500B10B76.png" xlink:type="simple" xlink:show="embed" xlink:actuate="onLoad"/>
              </draw:frame>
              <draw:frame draw:style-name="gr1" draw:text-style-name="P1" draw:layer="layout" svg:width="16.283cm" svg:height="12.219cm" svg:x="13.737cm" svg:y="-6.459cm">
                <draw:image xlink:href="Pictures/1000AFD100003F9C00002FBC13E10929C81D1529.svg" xlink:type="simple" xlink:show="embed" xlink:actuate="onLoad">
                  <text:p/>
                </draw:image>
                <draw:image xlink:href="Pictures/1000020100000267000001CE016833FA2650BD6E.png" xlink:type="simple" xlink:show="embed" xlink:actuate="onLoad"/>
              </draw:frame>
            </draw:g>
            <draw:g>
              <draw:frame draw:style-name="gr1" draw:text-style-name="P1" draw:layer="layout" svg:width="16.283cm" svg:height="12.219cm" svg:x="-1.667cm" svg:y="-2.302cm">
                <draw:image xlink:href="Pictures/1000A9B600003F9C00002FBC6EE7436F524FC501.svg" xlink:type="simple" xlink:show="embed" xlink:actuate="onLoad">
                  <text:p/>
                </draw:image>
                <draw:image xlink:href="Pictures/1000020100000267000001CEB3E6F0C584A38C08.png" xlink:type="simple" xlink:show="embed" xlink:actuate="onLoad"/>
              </draw:frame>
              <draw:frame draw:style-name="gr1" draw:text-style-name="P1" draw:layer="layout" svg:width="16.283cm" svg:height="12.219cm" svg:x="13.673cm" svg:y="-2.302cm">
                <draw:image xlink:href="Pictures/1000986200003F9C00002FBCB7662CACE0A4C3FB.svg" xlink:type="simple" xlink:show="embed" xlink:actuate="onLoad">
                  <text:p/>
                </draw:image>
                <draw:image xlink:href="Pictures/1000020100000267000001CE0E0E1D1FCC3C5AD7.png" xlink:type="simple" xlink:show="embed" xlink:actuate="onLoad"/>
              </draw:frame>
            </draw:g>
            <draw:frame draw:style-name="gr1" draw:text-style-name="P1" draw:layer="layout" svg:width="16.283cm" svg:height="12.219cm" svg:x="-1.667cm" svg:y="19.021cm">
              <draw:image xlink:href="Pictures/1000ADBE00003F9C00002FBC962E59B29EFE5D87.svg" xlink:type="simple" xlink:show="embed" xlink:actuate="onLoad">
                <text:p/>
              </draw:image>
              <draw:image xlink:href="Pictures/1000020100000267000001CE43BE2E326420EA7F.png" xlink:type="simple" xlink:show="embed" xlink:actuate="onLoad"/>
            </draw:frame>
            <draw:frame draw:style-name="gr1" draw:text-style-name="P1" draw:layer="layout" svg:width="16.283cm" svg:height="12.219cm" svg:x="13.8cm" svg:y="19.021cm">
              <draw:image xlink:href="Pictures/10009EC700003F9C00002FBCA327850266625C9D.svg" xlink:type="simple" xlink:show="embed" xlink:actuate="onLoad">
                <text:p/>
              </draw:image>
              <draw:image xlink:href="Pictures/1000020100000267000001CEA47CF6076AFF990D.png" xlink:type="simple" xlink:show="embed" xlink:actuate="onLoad"/>
            </draw:frame>
            <draw:frame draw:style-name="gr1" draw:text-style-name="P1" draw:layer="layout" svg:width="16.283cm" svg:height="12.219cm" svg:x="-1.694cm" svg:y="7.318cm">
              <draw:image xlink:href="Pictures/1000C32F00003F9C00002FBCA9DF6074B619E573.svg" xlink:type="simple" xlink:show="embed" xlink:actuate="onLoad">
                <text:p/>
              </draw:image>
              <draw:image xlink:href="Pictures/1000020100000267000001CE90D75214D0FA4DC5.png" xlink:type="simple" xlink:show="embed" xlink:actuate="onLoad"/>
            </draw:frame>
            <draw:frame draw:style-name="gr1" draw:text-style-name="P1" draw:layer="layout" svg:width="16.283cm" svg:height="12.219cm" svg:x="13.8cm" svg:y="7.318cm">
              <draw:image xlink:href="Pictures/10008E4900003F9C00002FBCF7B87D0137E230DD.svg" xlink:type="simple" xlink:show="embed" xlink:actuate="onLoad">
                <text:p/>
              </draw:image>
              <draw:image xlink:href="Pictures/1000020100000267000001CEDEB87F96F059F759.png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3:20:50.821507433</meta:creation-date>
    <dc:date>2019-01-18T17:11:07.200673085</dc:date>
    <meta:editing-duration>PT2H43M54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